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use-window-font-color="true" officeooo:paragraph-rsid="0015acd8" fo:background-color="transparent"/>
    </style:style>
    <style:style style:name="P2" style:family="paragraph" style:parent-style-name="Standard">
      <style:text-properties officeooo:rsid="0015acd8" officeooo:paragraph-rsid="0015acd8"/>
    </style:style>
    <style:style style:name="P3" style:family="paragraph" style:parent-style-name="Text_20_body">
      <style:text-properties officeooo:rsid="0015acd8" officeooo:paragraph-rsid="0015acd8"/>
    </style:style>
    <style:style style:name="T1" style:family="text">
      <style:text-properties fo:background-color="#ffff00" loext:char-shading-value="0"/>
    </style:style>
    <style:style style:name="T2" style:family="text">
      <style:text-properties fo:color="#800000"/>
    </style:style>
    <style:style style:name="T3" style:family="text">
      <style:text-properties fo:color="#800000" fo:background-color="#ffff00" loext:char-shading-value="0"/>
    </style:style>
    <style:style style:name="T4" style:family="text">
      <style:text-properties fo:font-weight="bold"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background-color="transparent" loext:char-shading-value="0"/>
    </style:style>
    <style:style style:name="T9" style:family="text">
      <style:text-properties fo:color="#ff3333"/>
    </style:style>
    <style:style style:name="T10" style:family="text">
      <style:text-properties fo:color="#ff3333" fo:font-weight="bold" style:font-weight-asian="bold" style:font-weight-complex="bold"/>
    </style:style>
    <style:style style:name="T11" style:family="text">
      <style:text-properties fo:background-color="#ffcc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ations.</text:p>
      <text:p text:style-name="Standard"/>
      <text:p text:style-name="Standard">The<text:span text:style-name="T3"> USB host controllers have their own specifications</text:span>. With <text:span text:style-name="T5">USB 1.1</text:span>, there were two Host Controller Interface Specifications, <text:a xlink:type="simple" xlink:href="http://developer.intel.com/design/USB/UHCI11D.htm">UHCI (Universal Host Controller Interface)</text:a> developed by <text:span text:style-name="T2">Intel</text:span> which puts<text:span text:style-name="T2"> more of the burden on software</text:span> (Microsoft) and allowing for cheaper hardware and the <text:a xlink:type="simple" xlink:href="http://www.compaq.com/productinfo/development/openhci.html">OHCI (Open Host Controller Interface)</text:a> developed by Compaq, Microsoft and National Semiconductor which places<text:span text:style-name="T2"> more of the burden on hardware(Intel)</text:span> and makes for simpler software.</text:p>
      <text:p text:style-name="Standard"/>
      <text:p text:style-name="Standard">With the introduction of <text:span text:style-name="T10">USB 2.0 </text:span>a new Host Controller Interface Specification was needed to describe the register level details <text:span text:style-name="T1">specific to USB 2.0. The </text:span><text:a xlink:type="simple" xlink:href="http://developer.intel.com/technology/usb/ehcispec.htm"><text:span text:style-name="T1">EHCI (Enhanced Host Controller Interface)</text:span></text:a><text:span text:style-name="T1"> </text:span>was born. Significant Contributors include Intel, Compaq, NEC, Lucent and Microsoft so it would hopefully seem they have pooled together to provide us <text:span text:style-name="T9">one interface standard and thus only one new driver to implement in our operating systems.</text:span></text:p>
      <text:p text:style-name="Standard"/>
      <text:p text:style-name="P3">USB supports plug’n’plug with dynamically loadable and unloadable drivers. The user simply plugs the device into the bus. The host will detect this addition, interrogate the newly inserted device and load the appropriate driver all in the time it takes the hourglass to blink on your screen provided a driver is installed for your device. The end user needs not worry about terminations, terms such as IRQs and port addresses, or rebooting the computer. Once the user is finished, they can simply lug the cable out, the host will detect its absence and automatically unload the driver. </text:p>
      <text:p text:style-name="Text_20_body">The loading of the appropriate driver is done using a PID/VID (Product ID/Vendor ID) combination. The VID is supplied by the USB Implementor's forum.</text:p>
      <text:p text:style-name="P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08:37:21.967138208</meta:creation-date>
    <dc:date>2018-03-09T10:04:14.169886090</dc:date>
    <meta:editing-duration>PT1H11M42S</meta:editing-duration>
    <meta:editing-cycles>1</meta:editing-cycles>
    <meta:document-statistic meta:table-count="0" meta:image-count="0" meta:object-count="0" meta:page-count="1" meta:paragraph-count="5" meta:word-count="257" meta:character-count="1650" meta:non-whitespace-character-count="1397"/>
    <meta:generator>LibreOffice/4.2.8.2$Linux_X86_64 LibreOffice_project/420m0$Build-2</meta:generator>
  </office:meta>
</office:document-meta>
</file>